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10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6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12" table:number-rows-spanned="1">
            <text:p>F1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IM_COMPLEXITY</text:p>
          </table:table-cell>
          <table:table-cell office:value-type="string" calcext:value-type="string">
            <text:p>IM_DISTANCE_BEGIN_AVG</text:p>
          </table:table-cell>
          <table:table-cell office:value-type="string" calcext:value-type="string">
            <text:p>IM_DISTANCE_BEGIN_MAX</text:p>
          </table:table-cell>
          <table:table-cell office:value-type="string" calcext:value-type="string">
            <text:p>IM_DISTANCE_BEGIN_MIN</text:p>
          </table:table-cell>
          <table:table-cell office:value-type="string" calcext:value-type="string">
            <text:p>IM_DISTANCE_END_AVG</text:p>
          </table:table-cell>
          <table:table-cell office:value-type="string" calcext:value-type="string">
            <text:p>IM_DISTANCE_END_MAX</text:p>
          </table:table-cell>
          <table:table-cell office:value-type="string" calcext:value-type="string">
            <text:p>IM_DISTANCE_END_MIN</text:p>
          </table:table-cell>
          <table:table-cell office:value-type="string" calcext:value-type="string">
            <text:p>IM_OPERATOR</text:p>
          </table:table-cell>
          <table:table-cell office:value-type="string" calcext:value-type="string">
            <text:p>IM_SOURCE_PRIMITIVE_ARC</text:p>
          </table:table-cell>
          <table:table-cell office:value-type="string" calcext:value-type="string">
            <text:p>IM_TARGET_PRIMITIVE_ARC</text:p>
          </table:table-cell>
          <table:table-cell office:value-type="string" calcext:value-type="string">
            <text:p>IM_TYPE_STATEMENT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77.7285194165412" calcext:value-type="float">
            <text:p>77.7285194165412</text:p>
          </table:table-cell>
          <table:table-cell office:value-type="float" office:value="78.8443734782147" calcext:value-type="float">
            <text:p>78.8443734782147</text:p>
          </table:table-cell>
          <table:table-cell office:value-type="float" office:value="78.3593654665019" calcext:value-type="float">
            <text:p>78.3593654665019</text:p>
          </table:table-cell>
          <table:table-cell office:value-type="float" office:value="79.4236891857218" calcext:value-type="float">
            <text:p>79.4236891857218</text:p>
          </table:table-cell>
          <table:table-cell office:value-type="float" office:value="77.6817446244159" calcext:value-type="float">
            <text:p>77.6817446244159</text:p>
          </table:table-cell>
          <table:table-cell office:value-type="float" office:value="78.7042114021698" calcext:value-type="float">
            <text:p>78.7042114021698</text:p>
          </table:table-cell>
          <table:table-cell office:value-type="float" office:value="78.0508916021653" calcext:value-type="float">
            <text:p>78.0508916021653</text:p>
          </table:table-cell>
          <table:table-cell office:value-type="float" office:value="77.1649396704091" calcext:value-type="float">
            <text:p>77.1649396704091</text:p>
          </table:table-cell>
          <table:table-cell office:value-type="float" office:value="79.7798839277404" calcext:value-type="float">
            <text:p>79.7798839277404</text:p>
          </table:table-cell>
          <table:table-cell office:value-type="float" office:value="78.9866122134134" calcext:value-type="float">
            <text:p>78.9866122134134</text:p>
          </table:table-cell>
          <table:table-cell office:value-type="float" office:value="79.1544132086157" calcext:value-type="float">
            <text:p>79.1544132086157</text:p>
          </table:table-cell>
          <table:table-cell office:value-type="float" office:value="78.8110754618735" calcext:value-type="float">
            <text:p>78.8110754618735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69.3850382810272" calcext:value-type="float">
            <text:p>69.3850382810272</text:p>
          </table:table-cell>
          <table:table-cell office:value-type="float" office:value="69.2320019182916" calcext:value-type="float">
            <text:p>69.2320019182916</text:p>
          </table:table-cell>
          <table:table-cell office:value-type="float" office:value="69.6410318306131" calcext:value-type="float">
            <text:p>69.6410318306131</text:p>
          </table:table-cell>
          <table:table-cell office:value-type="float" office:value="69.3355869055994" calcext:value-type="float">
            <text:p>69.3355869055994</text:p>
          </table:table-cell>
          <table:table-cell office:value-type="float" office:value="69.5480291344668" calcext:value-type="float">
            <text:p>69.5480291344668</text:p>
          </table:table-cell>
          <table:table-cell office:value-type="float" office:value="69.4895721676373" calcext:value-type="float">
            <text:p>69.4895721676373</text:p>
          </table:table-cell>
          <table:table-cell office:value-type="float" office:value="69.3649989038999" calcext:value-type="float">
            <text:p>69.3649989038999</text:p>
          </table:table-cell>
          <table:table-cell office:value-type="float" office:value="69.5113663479697" calcext:value-type="float">
            <text:p>69.5113663479697</text:p>
          </table:table-cell>
          <table:table-cell office:value-type="float" office:value="69.4928595266375" calcext:value-type="float">
            <text:p>69.4928595266375</text:p>
          </table:table-cell>
          <table:table-cell office:value-type="float" office:value="69.6434910821137" calcext:value-type="float">
            <text:p>69.6434910821137</text:p>
          </table:table-cell>
          <table:table-cell office:value-type="float" office:value="69.30466307483" calcext:value-type="float">
            <text:p>69.30466307483</text:p>
          </table:table-cell>
          <table:table-cell office:value-type="float" office:value="69.394965948061" calcext:value-type="float">
            <text:p>69.394965948061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78.5335323152741" calcext:value-type="float">
            <text:p>78.5335323152741</text:p>
          </table:table-cell>
          <table:table-cell office:value-type="float" office:value="78.4345519429052" calcext:value-type="float">
            <text:p>78.4345519429052</text:p>
          </table:table-cell>
          <table:table-cell office:value-type="float" office:value="78.298774820312" calcext:value-type="float">
            <text:p>78.298774820312</text:p>
          </table:table-cell>
          <table:table-cell office:value-type="float" office:value="78.1242947436551" calcext:value-type="float">
            <text:p>78.1242947436551</text:p>
          </table:table-cell>
          <table:table-cell office:value-type="float" office:value="79.3360586243157" calcext:value-type="float">
            <text:p>79.3360586243157</text:p>
          </table:table-cell>
          <table:table-cell office:value-type="float" office:value="77.2689521710216" calcext:value-type="float">
            <text:p>77.2689521710216</text:p>
          </table:table-cell>
          <table:table-cell office:value-type="float" office:value="79.1940904939619" calcext:value-type="float">
            <text:p>79.1940904939619</text:p>
          </table:table-cell>
          <table:table-cell office:value-type="float" office:value="78.1522370059486" calcext:value-type="float">
            <text:p>78.1522370059486</text:p>
          </table:table-cell>
          <table:table-cell office:value-type="float" office:value="76.815862527422" calcext:value-type="float">
            <text:p>76.815862527422</text:p>
          </table:table-cell>
          <table:table-cell office:value-type="float" office:value="77.9303401160549" calcext:value-type="float">
            <text:p>77.9303401160549</text:p>
          </table:table-cell>
          <table:table-cell office:value-type="float" office:value="77.9517040816205" calcext:value-type="float">
            <text:p>77.9517040816205</text:p>
          </table:table-cell>
          <table:table-cell office:value-type="float" office:value="78.1859825677123" calcext:value-type="float">
            <text:p>78.1859825677123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74.3638744366774" calcext:value-type="float">
            <text:p>74.3638744366774</text:p>
          </table:table-cell>
          <table:table-cell office:value-type="float" office:value="73.9108454762629" calcext:value-type="float">
            <text:p>73.9108454762629</text:p>
          </table:table-cell>
          <table:table-cell office:value-type="float" office:value="73.5658069397173" calcext:value-type="float">
            <text:p>73.5658069397173</text:p>
          </table:table-cell>
          <table:table-cell office:value-type="float" office:value="74.9789553979507" calcext:value-type="float">
            <text:p>74.9789553979507</text:p>
          </table:table-cell>
          <table:table-cell office:value-type="float" office:value="73.8572878494539" calcext:value-type="float">
            <text:p>73.8572878494539</text:p>
          </table:table-cell>
          <table:table-cell office:value-type="float" office:value="73.8655646637027" calcext:value-type="float">
            <text:p>73.8655646637027</text:p>
          </table:table-cell>
          <table:table-cell office:value-type="float" office:value="73.7710915061357" calcext:value-type="float">
            <text:p>73.7710915061357</text:p>
          </table:table-cell>
          <table:table-cell office:value-type="float" office:value="74.1982764101545" calcext:value-type="float">
            <text:p>74.1982764101545</text:p>
          </table:table-cell>
          <table:table-cell office:value-type="float" office:value="74.2217425485628" calcext:value-type="float">
            <text:p>74.2217425485628</text:p>
          </table:table-cell>
          <table:table-cell office:value-type="float" office:value="73.9097040331453" calcext:value-type="float">
            <text:p>73.9097040331453</text:p>
          </table:table-cell>
          <table:table-cell office:value-type="float" office:value="73.492443847356" calcext:value-type="float">
            <text:p>73.492443847356</text:p>
          </table:table-cell>
          <table:table-cell office:value-type="float" office:value="73.6675283517427" calcext:value-type="float">
            <text:p>73.6675283517427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73.6865007549865" calcext:value-type="float">
            <text:p>73.6865007549865</text:p>
          </table:table-cell>
          <table:table-cell office:value-type="float" office:value="73.5632119754739" calcext:value-type="float">
            <text:p>73.5632119754739</text:p>
          </table:table-cell>
          <table:table-cell office:value-type="float" office:value="73.3721913170383" calcext:value-type="float">
            <text:p>73.3721913170383</text:p>
          </table:table-cell>
          <table:table-cell office:value-type="float" office:value="73.0802766008763" calcext:value-type="float">
            <text:p>73.0802766008763</text:p>
          </table:table-cell>
          <table:table-cell office:value-type="float" office:value="73.6739467631714" calcext:value-type="float">
            <text:p>73.6739467631714</text:p>
          </table:table-cell>
          <table:table-cell office:value-type="float" office:value="73.9457335010117" calcext:value-type="float">
            <text:p>73.9457335010117</text:p>
          </table:table-cell>
          <table:table-cell office:value-type="float" office:value="74.355013060742" calcext:value-type="float">
            <text:p>74.355013060742</text:p>
          </table:table-cell>
          <table:table-cell office:value-type="float" office:value="74.7105447906238" calcext:value-type="float">
            <text:p>74.7105447906238</text:p>
          </table:table-cell>
          <table:table-cell office:value-type="float" office:value="75.2426846381963" calcext:value-type="float">
            <text:p>75.2426846381963</text:p>
          </table:table-cell>
          <table:table-cell office:value-type="float" office:value="72.2555431529569" calcext:value-type="float">
            <text:p>72.2555431529569</text:p>
          </table:table-cell>
          <table:table-cell office:value-type="float" office:value="73.9210497494674" calcext:value-type="float">
            <text:p>73.9210497494674</text:p>
          </table:table-cell>
          <table:table-cell office:value-type="float" office:value="74.3006495772603" calcext:value-type="float">
            <text:p>74.3006495772603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82.2373846893712" calcext:value-type="float">
            <text:p>82.2373846893712</text:p>
          </table:table-cell>
          <table:table-cell office:value-type="float" office:value="80.9282397250303" calcext:value-type="float">
            <text:p>80.9282397250303</text:p>
          </table:table-cell>
          <table:table-cell office:value-type="float" office:value="80.9068976772696" calcext:value-type="float">
            <text:p>80.9068976772696</text:p>
          </table:table-cell>
          <table:table-cell office:value-type="float" office:value="81.5170459841422" calcext:value-type="float">
            <text:p>81.5170459841422</text:p>
          </table:table-cell>
          <table:table-cell office:value-type="float" office:value="82.0774890533549" calcext:value-type="float">
            <text:p>82.0774890533549</text:p>
          </table:table-cell>
          <table:table-cell office:value-type="float" office:value="81.8108412294695" calcext:value-type="float">
            <text:p>81.8108412294695</text:p>
          </table:table-cell>
          <table:table-cell office:value-type="float" office:value="81.2243562962123" calcext:value-type="float">
            <text:p>81.2243562962123</text:p>
          </table:table-cell>
          <table:table-cell office:value-type="float" office:value="82.3073971825882" calcext:value-type="float">
            <text:p>82.3073971825882</text:p>
          </table:table-cell>
          <table:table-cell office:value-type="float" office:value="81.7034778385974" calcext:value-type="float">
            <text:p>81.7034778385974</text:p>
          </table:table-cell>
          <table:table-cell office:value-type="float" office:value="81.28846682489" calcext:value-type="float">
            <text:p>81.28846682489</text:p>
          </table:table-cell>
          <table:table-cell office:value-type="float" office:value="81.716465076715" calcext:value-type="float">
            <text:p>81.716465076715</text:p>
          </table:table-cell>
          <table:table-cell office:value-type="float" office:value="81.1018832519793" calcext:value-type="float">
            <text:p>81.1018832519793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78.2703402698249" calcext:value-type="float">
            <text:p>78.2703402698249</text:p>
          </table:table-cell>
          <table:table-cell office:value-type="float" office:value="78.8169359598765" calcext:value-type="float">
            <text:p>78.8169359598765</text:p>
          </table:table-cell>
          <table:table-cell office:value-type="float" office:value="79.2175752293962" calcext:value-type="float">
            <text:p>79.2175752293962</text:p>
          </table:table-cell>
          <table:table-cell office:value-type="float" office:value="78.0413173000779" calcext:value-type="float">
            <text:p>78.0413173000779</text:p>
          </table:table-cell>
          <table:table-cell office:value-type="float" office:value="78.7281638317451" calcext:value-type="float">
            <text:p>78.7281638317451</text:p>
          </table:table-cell>
          <table:table-cell office:value-type="float" office:value="77.8711197093722" calcext:value-type="float">
            <text:p>77.8711197093722</text:p>
          </table:table-cell>
          <table:table-cell office:value-type="float" office:value="78.7870415818865" calcext:value-type="float">
            <text:p>78.7870415818865</text:p>
          </table:table-cell>
          <table:table-cell office:value-type="float" office:value="78.3757597377272" calcext:value-type="float">
            <text:p>78.3757597377272</text:p>
          </table:table-cell>
          <table:table-cell office:value-type="float" office:value="78.506758626701" calcext:value-type="float">
            <text:p>78.506758626701</text:p>
          </table:table-cell>
          <table:table-cell office:value-type="float" office:value="78.5841462377645" calcext:value-type="float">
            <text:p>78.5841462377645</text:p>
          </table:table-cell>
          <table:table-cell office:value-type="float" office:value="79.0122014130324" calcext:value-type="float">
            <text:p>79.0122014130324</text:p>
          </table:table-cell>
          <table:table-cell office:value-type="float" office:value="78.4935317929592" calcext:value-type="float">
            <text:p>78.493531792959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80.2737395952463" calcext:value-type="float">
            <text:p>80.2737395952463</text:p>
          </table:table-cell>
          <table:table-cell office:value-type="float" office:value="81.1162420960647" calcext:value-type="float">
            <text:p>81.1162420960647</text:p>
          </table:table-cell>
          <table:table-cell office:value-type="float" office:value="80.4278447986926" calcext:value-type="float">
            <text:p>80.4278447986926</text:p>
          </table:table-cell>
          <table:table-cell office:value-type="float" office:value="79.7268263185145" calcext:value-type="float">
            <text:p>79.7268263185145</text:p>
          </table:table-cell>
          <table:table-cell office:value-type="float" office:value="79.2805857715603" calcext:value-type="float">
            <text:p>79.2805857715603</text:p>
          </table:table-cell>
          <table:table-cell office:value-type="float" office:value="80.3258256078116" calcext:value-type="float">
            <text:p>80.3258256078116</text:p>
          </table:table-cell>
          <table:table-cell office:value-type="float" office:value="81.2795099233717" calcext:value-type="float">
            <text:p>81.2795099233717</text:p>
          </table:table-cell>
          <table:table-cell office:value-type="float" office:value="82.0688414324771" calcext:value-type="float">
            <text:p>82.0688414324771</text:p>
          </table:table-cell>
          <table:table-cell office:value-type="float" office:value="80.0730338626367" calcext:value-type="float">
            <text:p>80.0730338626367</text:p>
          </table:table-cell>
          <table:table-cell office:value-type="float" office:value="81.4082829402627" calcext:value-type="float">
            <text:p>81.4082829402627</text:p>
          </table:table-cell>
          <table:table-cell office:value-type="float" office:value="80.5522207587317" calcext:value-type="float">
            <text:p>80.5522207587317</text:p>
          </table:table-cell>
          <table:table-cell office:value-type="float" office:value="80.292678352396" calcext:value-type="float">
            <text:p>80.29267835239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21.7947326381826" calcext:value-type="float">
            <text:p>21.7947326381826</text:p>
          </table:table-cell>
          <table:table-cell office:value-type="float" office:value="13.0783924660755" calcext:value-type="float">
            <text:p>13.0783924660755</text:p>
          </table:table-cell>
          <table:table-cell office:value-type="float" office:value="59.6542265668273" calcext:value-type="float">
            <text:p>59.6542265668273</text:p>
          </table:table-cell>
          <table:table-cell office:value-type="float" office:value="54.4971516643927" calcext:value-type="float">
            <text:p>54.4971516643927</text:p>
          </table:table-cell>
          <table:table-cell office:value-type="float" office:value="62.0040460929999" calcext:value-type="float">
            <text:p>62.0040460929999</text:p>
          </table:table-cell>
          <table:table-cell office:value-type="float" office:value="20.9872834568714" calcext:value-type="float">
            <text:p>20.9872834568714</text:p>
          </table:table-cell>
          <table:table-cell office:value-type="float" office:value="53.7760090603468" calcext:value-type="float">
            <text:p>53.7760090603468</text:p>
          </table:table-cell>
          <table:table-cell office:value-type="float" office:value="43.5783056212299" calcext:value-type="float">
            <text:p>43.5783056212299</text:p>
          </table:table-cell>
          <table:table-cell office:value-type="float" office:value="64.6174380009419" calcext:value-type="float">
            <text:p>64.6174380009419</text:p>
          </table:table-cell>
          <table:table-cell office:value-type="float" office:value="14.6750416351847" calcext:value-type="float">
            <text:p>14.6750416351847</text:p>
          </table:table-cell>
          <table:table-cell office:value-type="float" office:value="62.0679647927596" calcext:value-type="float">
            <text:p>62.0679647927596</text:p>
          </table:table-cell>
          <table:table-cell office:value-type="float" office:value="65.224305900194" calcext:value-type="float">
            <text:p>65.22430590019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73.4250371499808" calcext:value-type="float">
            <text:p>73.4250371499808</text:p>
          </table:table-cell>
          <table:table-cell office:value-type="float" office:value="74.6821291229027" calcext:value-type="float">
            <text:p>74.6821291229027</text:p>
          </table:table-cell>
          <table:table-cell office:value-type="float" office:value="73.7161035880202" calcext:value-type="float">
            <text:p>73.7161035880202</text:p>
          </table:table-cell>
          <table:table-cell office:value-type="float" office:value="74.4100484539628" calcext:value-type="float">
            <text:p>74.4100484539628</text:p>
          </table:table-cell>
          <table:table-cell office:value-type="float" office:value="74.012299785355" calcext:value-type="float">
            <text:p>74.012299785355</text:p>
          </table:table-cell>
          <table:table-cell office:value-type="float" office:value="73.6068825212472" calcext:value-type="float">
            <text:p>73.6068825212472</text:p>
          </table:table-cell>
          <table:table-cell office:value-type="float" office:value="73.0904217576717" calcext:value-type="float">
            <text:p>73.0904217576717</text:p>
          </table:table-cell>
          <table:table-cell office:value-type="float" office:value="73.5886434884683" calcext:value-type="float">
            <text:p>73.5886434884683</text:p>
          </table:table-cell>
          <table:table-cell office:value-type="float" office:value="72.7305010475322" calcext:value-type="float">
            <text:p>72.7305010475322</text:p>
          </table:table-cell>
          <table:table-cell office:value-type="float" office:value="74.0452963617323" calcext:value-type="float">
            <text:p>74.0452963617323</text:p>
          </table:table-cell>
          <table:table-cell office:value-type="float" office:value="73.5737447494204" calcext:value-type="float">
            <text:p>73.5737447494204</text:p>
          </table:table-cell>
          <table:table-cell office:value-type="float" office:value="72.4695835699532" calcext:value-type="float">
            <text:p>72.469583569953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67.4580305552609" calcext:value-type="float">
            <text:p>67.4580305552609</text:p>
          </table:table-cell>
          <table:table-cell office:value-type="float" office:value="69.5804747722751" calcext:value-type="float">
            <text:p>69.5804747722751</text:p>
          </table:table-cell>
          <table:table-cell office:value-type="float" office:value="69.5927321106217" calcext:value-type="float">
            <text:p>69.5927321106217</text:p>
          </table:table-cell>
          <table:table-cell office:value-type="float" office:value="68.8449481839809" calcext:value-type="float">
            <text:p>68.8449481839809</text:p>
          </table:table-cell>
          <table:table-cell office:value-type="float" office:value="70.1531205767046" calcext:value-type="float">
            <text:p>70.1531205767046</text:p>
          </table:table-cell>
          <table:table-cell office:value-type="float" office:value="69.6313387117956" calcext:value-type="float">
            <text:p>69.6313387117956</text:p>
          </table:table-cell>
          <table:table-cell office:value-type="float" office:value="70.0807584490174" calcext:value-type="float">
            <text:p>70.0807584490174</text:p>
          </table:table-cell>
          <table:table-cell office:value-type="float" office:value="69.1819709806778" calcext:value-type="float">
            <text:p>69.1819709806778</text:p>
          </table:table-cell>
          <table:table-cell office:value-type="float" office:value="69.2529938824417" calcext:value-type="float">
            <text:p>69.2529938824417</text:p>
          </table:table-cell>
          <table:table-cell office:value-type="float" office:value="69.4672939454745" calcext:value-type="float">
            <text:p>69.4672939454745</text:p>
          </table:table-cell>
          <table:table-cell office:value-type="float" office:value="68.230892464269" calcext:value-type="float">
            <text:p>68.230892464269</text:p>
          </table:table-cell>
          <table:table-cell office:value-type="float" office:value="68.4053035445346" calcext:value-type="float">
            <text:p>68.405303544534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67.5470756917165" calcext:value-type="float">
            <text:p>67.5470756917165</text:p>
          </table:table-cell>
          <table:table-cell office:value-type="float" office:value="67.7510359498847" calcext:value-type="float">
            <text:p>67.7510359498847</text:p>
          </table:table-cell>
          <table:table-cell office:value-type="float" office:value="67.4759331975409" calcext:value-type="float">
            <text:p>67.4759331975409</text:p>
          </table:table-cell>
          <table:table-cell office:value-type="float" office:value="68.3438238599666" calcext:value-type="float">
            <text:p>68.3438238599666</text:p>
          </table:table-cell>
          <table:table-cell office:value-type="float" office:value="66.675159531099" calcext:value-type="float">
            <text:p>66.675159531099</text:p>
          </table:table-cell>
          <table:table-cell office:value-type="float" office:value="68.5669078426574" calcext:value-type="float">
            <text:p>68.5669078426574</text:p>
          </table:table-cell>
          <table:table-cell office:value-type="float" office:value="67.9414387183674" calcext:value-type="float">
            <text:p>67.9414387183674</text:p>
          </table:table-cell>
          <table:table-cell office:value-type="float" office:value="69.3693017610533" calcext:value-type="float">
            <text:p>69.3693017610533</text:p>
          </table:table-cell>
          <table:table-cell office:value-type="float" office:value="69.2672842985932" calcext:value-type="float">
            <text:p>69.2672842985932</text:p>
          </table:table-cell>
          <table:table-cell office:value-type="float" office:value="68.5176771247731" calcext:value-type="float">
            <text:p>68.5176771247731</text:p>
          </table:table-cell>
          <table:table-cell office:value-type="float" office:value="68.8041704487002" calcext:value-type="float">
            <text:p>68.8041704487002</text:p>
          </table:table-cell>
          <table:table-cell office:value-type="float" office:value="67.3579290907155" calcext:value-type="float">
            <text:p>67.3579290907155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2.5108266190746" calcext:value-type="float">
            <text:p>82.5108266190746</text:p>
          </table:table-cell>
          <table:table-cell office:value-type="float" office:value="83.0065942552953" calcext:value-type="float">
            <text:p>83.0065942552953</text:p>
          </table:table-cell>
          <table:table-cell office:value-type="float" office:value="82.9156686895897" calcext:value-type="float">
            <text:p>82.9156686895897</text:p>
          </table:table-cell>
          <table:table-cell office:value-type="float" office:value="83.4337938581383" calcext:value-type="float">
            <text:p>83.4337938581383</text:p>
          </table:table-cell>
          <table:table-cell office:value-type="float" office:value="83.3775765604891" calcext:value-type="float">
            <text:p>83.3775765604891</text:p>
          </table:table-cell>
          <table:table-cell office:value-type="float" office:value="82.907434706518" calcext:value-type="float">
            <text:p>82.907434706518</text:p>
          </table:table-cell>
          <table:table-cell office:value-type="float" office:value="83.4634186053445" calcext:value-type="float">
            <text:p>83.4634186053445</text:p>
          </table:table-cell>
          <table:table-cell office:value-type="float" office:value="83.4165230054223" calcext:value-type="float">
            <text:p>83.4165230054223</text:p>
          </table:table-cell>
          <table:table-cell office:value-type="float" office:value="83.349678953868" calcext:value-type="float">
            <text:p>83.349678953868</text:p>
          </table:table-cell>
          <table:table-cell office:value-type="float" office:value="83.1879471664211" calcext:value-type="float">
            <text:p>83.1879471664211</text:p>
          </table:table-cell>
          <table:table-cell office:value-type="float" office:value="83.0919954906512" calcext:value-type="float">
            <text:p>83.0919954906512</text:p>
          </table:table-cell>
          <table:table-cell office:value-type="float" office:value="83.640291991564" calcext:value-type="float">
            <text:p>83.64029199156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74.7572962675028" calcext:value-type="float">
            <text:p>74.7572962675028</text:p>
          </table:table-cell>
          <table:table-cell office:value-type="float" office:value="75.6305627151459" calcext:value-type="float">
            <text:p>75.6305627151459</text:p>
          </table:table-cell>
          <table:table-cell office:value-type="float" office:value="75.3151434746665" calcext:value-type="float">
            <text:p>75.3151434746665</text:p>
          </table:table-cell>
          <table:table-cell office:value-type="float" office:value="74.7038288510902" calcext:value-type="float">
            <text:p>74.7038288510902</text:p>
          </table:table-cell>
          <table:table-cell office:value-type="float" office:value="75.416252773044" calcext:value-type="float">
            <text:p>75.416252773044</text:p>
          </table:table-cell>
          <table:table-cell office:value-type="float" office:value="73.3814978057401" calcext:value-type="float">
            <text:p>73.3814978057401</text:p>
          </table:table-cell>
          <table:table-cell office:value-type="float" office:value="75.7944407243251" calcext:value-type="float">
            <text:p>75.7944407243251</text:p>
          </table:table-cell>
          <table:table-cell office:value-type="float" office:value="74.9544270602266" calcext:value-type="float">
            <text:p>74.9544270602266</text:p>
          </table:table-cell>
          <table:table-cell office:value-type="float" office:value="74.8253623647846" calcext:value-type="float">
            <text:p>74.8253623647846</text:p>
          </table:table-cell>
          <table:table-cell office:value-type="float" office:value="75.6364275498836" calcext:value-type="float">
            <text:p>75.6364275498836</text:p>
          </table:table-cell>
          <table:table-cell office:value-type="float" office:value="74.6981384805298" calcext:value-type="float">
            <text:p>74.6981384805298</text:p>
          </table:table-cell>
          <table:table-cell office:value-type="float" office:value="76.1271556487527" calcext:value-type="float">
            <text:p>76.1271556487527</text:p>
          </table:table-cell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Coluna</text:p>
          </table:table-cell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All Columns</text:p>
          </table:table-cell>
          <table:table-cell office:value-type="string" calcext:value-type="string">
            <text:p>Equivalent</text:p>
          </table:table-cell>
          <table:table-cell table:formula="of:=[$gbs.C$3]" office:value-type="float" office:value="77.7285194165412" calcext:value-type="float">
            <text:p>77.7285194165412</text:p>
          </table:table-cell>
          <table:table-cell table:formula="of:=[$gbs.C$4]" office:value-type="float" office:value="69.3850382810272" calcext:value-type="float">
            <text:p>69.3850382810272</text:p>
          </table:table-cell>
          <table:table-cell table:formula="of:=[$gbs.C$5]" office:value-type="float" office:value="78.5335323152741" calcext:value-type="float">
            <text:p>78.5335323152741</text:p>
          </table:table-cell>
          <table:table-cell table:formula="of:=[$gbs.C$6]" office:value-type="float" office:value="74.3638744366774" calcext:value-type="float">
            <text:p>74.3638744366774</text:p>
          </table:table-cell>
          <table:table-cell table:formula="of:=[$gbs.C$7]" office:value-type="float" office:value="73.6865007549865" calcext:value-type="float">
            <text:p>73.6865007549865</text:p>
          </table:table-cell>
          <table:table-cell table:formula="of:=[$gbs.C$8]" office:value-type="float" office:value="82.2373846893712" calcext:value-type="float">
            <text:p>82.2373846893712</text:p>
          </table:table-cell>
          <table:table-cell table:formula="of:=[$gbs.C$9]" office:value-type="float" office:value="78.2703402698249" calcext:value-type="float">
            <text:p>78.2703402698249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Minimal</text:p>
          </table:table-cell>
          <table:table-cell table:formula="of:=[$gbs.C$10]" office:value-type="float" office:value="80.2737395952463" calcext:value-type="float">
            <text:p>80.2737395952463</text:p>
          </table:table-cell>
          <table:table-cell table:formula="of:=[$gbs.C$11]" office:value-type="float" office:value="21.7947326381826" calcext:value-type="float">
            <text:p>21.7947326381826</text:p>
          </table:table-cell>
          <table:table-cell table:formula="of:=[$gbs.C$12]" office:value-type="float" office:value="73.4250371499808" calcext:value-type="float">
            <text:p>73.4250371499808</text:p>
          </table:table-cell>
          <table:table-cell table:formula="of:=[$gbs.C$13]" office:value-type="float" office:value="67.4580305552609" calcext:value-type="float">
            <text:p>67.4580305552609</text:p>
          </table:table-cell>
          <table:table-cell table:formula="of:=[$gbs.C$14]" office:value-type="float" office:value="67.5470756917165" calcext:value-type="float">
            <text:p>67.5470756917165</text:p>
          </table:table-cell>
          <table:table-cell table:formula="of:=[$gbs.C$15]" office:value-type="float" office:value="82.5108266190746" calcext:value-type="float">
            <text:p>82.5108266190746</text:p>
          </table:table-cell>
          <table:table-cell table:formula="of:=[$gbs.C$16]" office:value-type="float" office:value="74.7572962675028" calcext:value-type="float">
            <text:p>74.7572962675028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IM_COMPLEXITY</text:p>
          </table:table-cell>
          <table:table-cell office:value-type="string" calcext:value-type="string">
            <text:p>Equivalent</text:p>
          </table:table-cell>
          <table:table-cell table:formula="of:=[$gbs.D$3]" office:value-type="float" office:value="78.8443734782147" calcext:value-type="float">
            <text:p>78.8443734782147</text:p>
          </table:table-cell>
          <table:table-cell table:formula="of:=[$gbs.D$4]" office:value-type="float" office:value="69.2320019182916" calcext:value-type="float">
            <text:p>69.2320019182916</text:p>
          </table:table-cell>
          <table:table-cell table:formula="of:=[$gbs.D$5]" office:value-type="float" office:value="78.4345519429052" calcext:value-type="float">
            <text:p>78.4345519429052</text:p>
          </table:table-cell>
          <table:table-cell table:formula="of:=[$gbs.D$6]" office:value-type="float" office:value="73.9108454762629" calcext:value-type="float">
            <text:p>73.9108454762629</text:p>
          </table:table-cell>
          <table:table-cell table:formula="of:=[$gbs.D$7]" office:value-type="float" office:value="73.5632119754739" calcext:value-type="float">
            <text:p>73.5632119754739</text:p>
          </table:table-cell>
          <table:table-cell table:formula="of:=[$gbs.D$8]" office:value-type="float" office:value="80.9282397250303" calcext:value-type="float">
            <text:p>80.9282397250303</text:p>
          </table:table-cell>
          <table:table-cell table:formula="of:=[$gbs.D$9]" office:value-type="float" office:value="78.8169359598765" calcext:value-type="float">
            <text:p>78.8169359598765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Minimal</text:p>
          </table:table-cell>
          <table:table-cell table:formula="of:=[$gbs.D$10]" office:value-type="float" office:value="81.1162420960647" calcext:value-type="float">
            <text:p>81.1162420960647</text:p>
          </table:table-cell>
          <table:table-cell table:formula="of:=[$gbs.D$11]" office:value-type="float" office:value="13.0783924660755" calcext:value-type="float">
            <text:p>13.0783924660755</text:p>
          </table:table-cell>
          <table:table-cell table:formula="of:=[$gbs.D$12]" office:value-type="float" office:value="74.6821291229027" calcext:value-type="float">
            <text:p>74.6821291229027</text:p>
          </table:table-cell>
          <table:table-cell table:formula="of:=[$gbs.D$13]" office:value-type="float" office:value="69.5804747722751" calcext:value-type="float">
            <text:p>69.5804747722751</text:p>
          </table:table-cell>
          <table:table-cell table:formula="of:=[$gbs.D$14]" office:value-type="float" office:value="67.7510359498847" calcext:value-type="float">
            <text:p>67.7510359498847</text:p>
          </table:table-cell>
          <table:table-cell table:formula="of:=[$gbs.D$15]" office:value-type="float" office:value="83.0065942552953" calcext:value-type="float">
            <text:p>83.0065942552953</text:p>
          </table:table-cell>
          <table:table-cell table:formula="of:=[$gbs.D$16]" office:value-type="float" office:value="75.6305627151459" calcext:value-type="float">
            <text:p>75.6305627151459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IM_DISTANCE_BEGIN_AVG</text:p>
          </table:table-cell>
          <table:table-cell office:value-type="string" calcext:value-type="string">
            <text:p>Equivalent</text:p>
          </table:table-cell>
          <table:table-cell table:formula="of:=[$gbs.E$3]" office:value-type="float" office:value="78.3593654665019" calcext:value-type="float">
            <text:p>78.3593654665019</text:p>
          </table:table-cell>
          <table:table-cell table:formula="of:=[$gbs.E$4]" office:value-type="float" office:value="69.6410318306131" calcext:value-type="float">
            <text:p>69.6410318306131</text:p>
          </table:table-cell>
          <table:table-cell table:formula="of:=[$gbs.E$5]" office:value-type="float" office:value="78.298774820312" calcext:value-type="float">
            <text:p>78.298774820312</text:p>
          </table:table-cell>
          <table:table-cell table:formula="of:=[$gbs.E$6]" office:value-type="float" office:value="73.5658069397173" calcext:value-type="float">
            <text:p>73.5658069397173</text:p>
          </table:table-cell>
          <table:table-cell table:formula="of:=[$gbs.E$7]" office:value-type="float" office:value="73.3721913170383" calcext:value-type="float">
            <text:p>73.3721913170383</text:p>
          </table:table-cell>
          <table:table-cell table:formula="of:=[$gbs.E$8]" office:value-type="float" office:value="80.9068976772696" calcext:value-type="float">
            <text:p>80.9068976772696</text:p>
          </table:table-cell>
          <table:table-cell table:formula="of:=[$gbs.E$9]" office:value-type="float" office:value="79.2175752293962" calcext:value-type="float">
            <text:p>79.2175752293962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Minimal</text:p>
          </table:table-cell>
          <table:table-cell table:formula="of:=[$gbs.E$10]" office:value-type="float" office:value="80.4278447986926" calcext:value-type="float">
            <text:p>80.4278447986926</text:p>
          </table:table-cell>
          <table:table-cell table:formula="of:=[$gbs.E$11]" office:value-type="float" office:value="59.6542265668273" calcext:value-type="float">
            <text:p>59.6542265668273</text:p>
          </table:table-cell>
          <table:table-cell table:formula="of:=[$gbs.E$12]" office:value-type="float" office:value="73.7161035880202" calcext:value-type="float">
            <text:p>73.7161035880202</text:p>
          </table:table-cell>
          <table:table-cell table:formula="of:=[$gbs.E$13]" office:value-type="float" office:value="69.5927321106217" calcext:value-type="float">
            <text:p>69.5927321106217</text:p>
          </table:table-cell>
          <table:table-cell table:formula="of:=[$gbs.E$14]" office:value-type="float" office:value="67.4759331975409" calcext:value-type="float">
            <text:p>67.4759331975409</text:p>
          </table:table-cell>
          <table:table-cell table:formula="of:=[$gbs.E$15]" office:value-type="float" office:value="82.9156686895897" calcext:value-type="float">
            <text:p>82.9156686895897</text:p>
          </table:table-cell>
          <table:table-cell table:formula="of:=[$gbs.E$16]" office:value-type="float" office:value="75.3151434746665" calcext:value-type="float">
            <text:p>75.3151434746665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IM_DISTANCE_BEGIN_MAX</text:p>
          </table:table-cell>
          <table:table-cell office:value-type="string" calcext:value-type="string">
            <text:p>Equivalent</text:p>
          </table:table-cell>
          <table:table-cell table:formula="of:=[$gbs.F$3]" office:value-type="float" office:value="79.4236891857218" calcext:value-type="float">
            <text:p>79.4236891857218</text:p>
          </table:table-cell>
          <table:table-cell table:formula="of:=[$gbs.F$4]" office:value-type="float" office:value="69.3355869055994" calcext:value-type="float">
            <text:p>69.3355869055994</text:p>
          </table:table-cell>
          <table:table-cell table:formula="of:=[$gbs.F$5]" office:value-type="float" office:value="78.1242947436551" calcext:value-type="float">
            <text:p>78.1242947436551</text:p>
          </table:table-cell>
          <table:table-cell table:formula="of:=[$gbs.F$6]" office:value-type="float" office:value="74.9789553979507" calcext:value-type="float">
            <text:p>74.9789553979507</text:p>
          </table:table-cell>
          <table:table-cell table:formula="of:=[$gbs.F$7]" office:value-type="float" office:value="73.0802766008763" calcext:value-type="float">
            <text:p>73.0802766008763</text:p>
          </table:table-cell>
          <table:table-cell table:formula="of:=[$gbs.F$8]" office:value-type="float" office:value="81.5170459841422" calcext:value-type="float">
            <text:p>81.5170459841422</text:p>
          </table:table-cell>
          <table:table-cell table:formula="of:=[$gbs.F$9]" office:value-type="float" office:value="78.0413173000779" calcext:value-type="float">
            <text:p>78.0413173000779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Minimal</text:p>
          </table:table-cell>
          <table:table-cell table:formula="of:=[$gbs.F$10]" office:value-type="float" office:value="79.7268263185145" calcext:value-type="float">
            <text:p>79.7268263185145</text:p>
          </table:table-cell>
          <table:table-cell table:formula="of:=[$gbs.F$11]" office:value-type="float" office:value="54.4971516643927" calcext:value-type="float">
            <text:p>54.4971516643927</text:p>
          </table:table-cell>
          <table:table-cell table:formula="of:=[$gbs.F$12]" office:value-type="float" office:value="74.4100484539628" calcext:value-type="float">
            <text:p>74.4100484539628</text:p>
          </table:table-cell>
          <table:table-cell table:formula="of:=[$gbs.F$13]" office:value-type="float" office:value="68.8449481839809" calcext:value-type="float">
            <text:p>68.8449481839809</text:p>
          </table:table-cell>
          <table:table-cell table:formula="of:=[$gbs.F$14]" office:value-type="float" office:value="68.3438238599666" calcext:value-type="float">
            <text:p>68.3438238599666</text:p>
          </table:table-cell>
          <table:table-cell table:formula="of:=[$gbs.F$15]" office:value-type="float" office:value="83.4337938581383" calcext:value-type="float">
            <text:p>83.4337938581383</text:p>
          </table:table-cell>
          <table:table-cell table:formula="of:=[$gbs.F$16]" office:value-type="float" office:value="74.7038288510902" calcext:value-type="float">
            <text:p>74.7038288510902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IM_DISTANCE_BEGIN_MIN</text:p>
          </table:table-cell>
          <table:table-cell office:value-type="string" calcext:value-type="string">
            <text:p>Equivalent</text:p>
          </table:table-cell>
          <table:table-cell table:formula="of:=[$gbs.G$3]" office:value-type="float" office:value="77.6817446244159" calcext:value-type="float">
            <text:p>77.6817446244159</text:p>
          </table:table-cell>
          <table:table-cell table:formula="of:=[$gbs.G$4]" office:value-type="float" office:value="69.5480291344668" calcext:value-type="float">
            <text:p>69.5480291344668</text:p>
          </table:table-cell>
          <table:table-cell table:formula="of:=[$gbs.G$5]" office:value-type="float" office:value="79.3360586243157" calcext:value-type="float">
            <text:p>79.3360586243157</text:p>
          </table:table-cell>
          <table:table-cell table:formula="of:=[$gbs.G$6]" office:value-type="float" office:value="73.8572878494539" calcext:value-type="float">
            <text:p>73.8572878494539</text:p>
          </table:table-cell>
          <table:table-cell table:formula="of:=[$gbs.G$7]" office:value-type="float" office:value="73.6739467631714" calcext:value-type="float">
            <text:p>73.6739467631714</text:p>
          </table:table-cell>
          <table:table-cell table:formula="of:=[$gbs.G$8]" office:value-type="float" office:value="82.0774890533549" calcext:value-type="float">
            <text:p>82.0774890533549</text:p>
          </table:table-cell>
          <table:table-cell table:formula="of:=[$gbs.G$9]" office:value-type="float" office:value="78.7281638317451" calcext:value-type="float">
            <text:p>78.7281638317451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Minimal</text:p>
          </table:table-cell>
          <table:table-cell table:formula="of:=[$gbs.G$10]" office:value-type="float" office:value="79.2805857715603" calcext:value-type="float">
            <text:p>79.2805857715603</text:p>
          </table:table-cell>
          <table:table-cell table:formula="of:=[$gbs.G$11]" office:value-type="float" office:value="62.0040460929999" calcext:value-type="float">
            <text:p>62.0040460929999</text:p>
          </table:table-cell>
          <table:table-cell table:formula="of:=[$gbs.G$12]" office:value-type="float" office:value="74.012299785355" calcext:value-type="float">
            <text:p>74.012299785355</text:p>
          </table:table-cell>
          <table:table-cell table:formula="of:=[$gbs.G$13]" office:value-type="float" office:value="70.1531205767046" calcext:value-type="float">
            <text:p>70.1531205767046</text:p>
          </table:table-cell>
          <table:table-cell table:formula="of:=[$gbs.G$14]" office:value-type="float" office:value="66.675159531099" calcext:value-type="float">
            <text:p>66.675159531099</text:p>
          </table:table-cell>
          <table:table-cell table:formula="of:=[$gbs.G$15]" office:value-type="float" office:value="83.3775765604891" calcext:value-type="float">
            <text:p>83.3775765604891</text:p>
          </table:table-cell>
          <table:table-cell table:formula="of:=[$gbs.G$16]" office:value-type="float" office:value="75.416252773044" calcext:value-type="float">
            <text:p>75.416252773044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IM_DISTANCE_END_AVG</text:p>
          </table:table-cell>
          <table:table-cell office:value-type="string" calcext:value-type="string">
            <text:p>Equivalent</text:p>
          </table:table-cell>
          <table:table-cell table:formula="of:=[$gbs.H$3]" office:value-type="float" office:value="78.7042114021698" calcext:value-type="float">
            <text:p>78.7042114021698</text:p>
          </table:table-cell>
          <table:table-cell table:formula="of:=[$gbs.H$4]" office:value-type="float" office:value="69.4895721676373" calcext:value-type="float">
            <text:p>69.4895721676373</text:p>
          </table:table-cell>
          <table:table-cell table:formula="of:=[$gbs.H$5]" office:value-type="float" office:value="77.2689521710216" calcext:value-type="float">
            <text:p>77.2689521710216</text:p>
          </table:table-cell>
          <table:table-cell table:formula="of:=[$gbs.H$6]" office:value-type="float" office:value="73.8655646637027" calcext:value-type="float">
            <text:p>73.8655646637027</text:p>
          </table:table-cell>
          <table:table-cell table:formula="of:=[$gbs.H$7]" office:value-type="float" office:value="73.9457335010117" calcext:value-type="float">
            <text:p>73.9457335010117</text:p>
          </table:table-cell>
          <table:table-cell table:formula="of:=[$gbs.H$8]" office:value-type="float" office:value="81.8108412294695" calcext:value-type="float">
            <text:p>81.8108412294695</text:p>
          </table:table-cell>
          <table:table-cell table:formula="of:=[$gbs.H$9]" office:value-type="float" office:value="77.8711197093722" calcext:value-type="float">
            <text:p>77.8711197093722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Minimal</text:p>
          </table:table-cell>
          <table:table-cell table:formula="of:=[$gbs.H$10]" office:value-type="float" office:value="80.3258256078116" calcext:value-type="float">
            <text:p>80.3258256078116</text:p>
          </table:table-cell>
          <table:table-cell table:formula="of:=[$gbs.H$11]" office:value-type="float" office:value="20.9872834568714" calcext:value-type="float">
            <text:p>20.9872834568714</text:p>
          </table:table-cell>
          <table:table-cell table:formula="of:=[$gbs.H$12]" office:value-type="float" office:value="73.6068825212472" calcext:value-type="float">
            <text:p>73.6068825212472</text:p>
          </table:table-cell>
          <table:table-cell table:formula="of:=[$gbs.H$13]" office:value-type="float" office:value="69.6313387117956" calcext:value-type="float">
            <text:p>69.6313387117956</text:p>
          </table:table-cell>
          <table:table-cell table:formula="of:=[$gbs.H$14]" office:value-type="float" office:value="68.5669078426574" calcext:value-type="float">
            <text:p>68.5669078426574</text:p>
          </table:table-cell>
          <table:table-cell table:formula="of:=[$gbs.H$15]" office:value-type="float" office:value="82.907434706518" calcext:value-type="float">
            <text:p>82.907434706518</text:p>
          </table:table-cell>
          <table:table-cell table:formula="of:=[$gbs.H$16]" office:value-type="float" office:value="73.3814978057401" calcext:value-type="float">
            <text:p>73.3814978057401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IM_DISTANCE_END_MAX</text:p>
          </table:table-cell>
          <table:table-cell office:value-type="string" calcext:value-type="string">
            <text:p>Equivalent</text:p>
          </table:table-cell>
          <table:table-cell table:formula="of:=[$gbs.I$3]" office:value-type="float" office:value="78.0508916021653" calcext:value-type="float">
            <text:p>78.0508916021653</text:p>
          </table:table-cell>
          <table:table-cell table:formula="of:=[$gbs.I$4]" office:value-type="float" office:value="69.3649989038999" calcext:value-type="float">
            <text:p>69.3649989038999</text:p>
          </table:table-cell>
          <table:table-cell table:formula="of:=[$gbs.I$5]" office:value-type="float" office:value="79.1940904939619" calcext:value-type="float">
            <text:p>79.1940904939619</text:p>
          </table:table-cell>
          <table:table-cell table:formula="of:=[$gbs.I$6]" office:value-type="float" office:value="73.7710915061357" calcext:value-type="float">
            <text:p>73.7710915061357</text:p>
          </table:table-cell>
          <table:table-cell table:formula="of:=[$gbs.I$7]" office:value-type="float" office:value="74.355013060742" calcext:value-type="float">
            <text:p>74.355013060742</text:p>
          </table:table-cell>
          <table:table-cell table:formula="of:=[$gbs.I$8]" office:value-type="float" office:value="81.2243562962123" calcext:value-type="float">
            <text:p>81.2243562962123</text:p>
          </table:table-cell>
          <table:table-cell table:formula="of:=[$gbs.I$9]" office:value-type="float" office:value="78.7870415818865" calcext:value-type="float">
            <text:p>78.7870415818865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Minimal</text:p>
          </table:table-cell>
          <table:table-cell table:formula="of:=[$gbs.I$10]" office:value-type="float" office:value="81.2795099233717" calcext:value-type="float">
            <text:p>81.2795099233717</text:p>
          </table:table-cell>
          <table:table-cell table:formula="of:=[$gbs.I$11]" office:value-type="float" office:value="53.7760090603468" calcext:value-type="float">
            <text:p>53.7760090603468</text:p>
          </table:table-cell>
          <table:table-cell table:formula="of:=[$gbs.I$12]" office:value-type="float" office:value="73.0904217576717" calcext:value-type="float">
            <text:p>73.0904217576717</text:p>
          </table:table-cell>
          <table:table-cell table:formula="of:=[$gbs.I$13]" office:value-type="float" office:value="70.0807584490174" calcext:value-type="float">
            <text:p>70.0807584490174</text:p>
          </table:table-cell>
          <table:table-cell table:formula="of:=[$gbs.I$14]" office:value-type="float" office:value="67.9414387183674" calcext:value-type="float">
            <text:p>67.9414387183674</text:p>
          </table:table-cell>
          <table:table-cell table:formula="of:=[$gbs.I$15]" office:value-type="float" office:value="83.4634186053445" calcext:value-type="float">
            <text:p>83.4634186053445</text:p>
          </table:table-cell>
          <table:table-cell table:formula="of:=[$gbs.I$16]" office:value-type="float" office:value="75.7944407243251" calcext:value-type="float">
            <text:p>75.7944407243251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IM_DISTANCE_END_MIN</text:p>
          </table:table-cell>
          <table:table-cell office:value-type="string" calcext:value-type="string">
            <text:p>Equivalent</text:p>
          </table:table-cell>
          <table:table-cell table:formula="of:=[$gbs.J$3]" office:value-type="float" office:value="77.1649396704091" calcext:value-type="float">
            <text:p>77.1649396704091</text:p>
          </table:table-cell>
          <table:table-cell table:formula="of:=[$gbs.J$4]" office:value-type="float" office:value="69.5113663479697" calcext:value-type="float">
            <text:p>69.5113663479697</text:p>
          </table:table-cell>
          <table:table-cell table:formula="of:=[$gbs.J$5]" office:value-type="float" office:value="78.1522370059486" calcext:value-type="float">
            <text:p>78.1522370059486</text:p>
          </table:table-cell>
          <table:table-cell table:formula="of:=[$gbs.J$6]" office:value-type="float" office:value="74.1982764101545" calcext:value-type="float">
            <text:p>74.1982764101545</text:p>
          </table:table-cell>
          <table:table-cell table:formula="of:=[$gbs.J$7]" office:value-type="float" office:value="74.7105447906238" calcext:value-type="float">
            <text:p>74.7105447906238</text:p>
          </table:table-cell>
          <table:table-cell table:formula="of:=[$gbs.J$8]" office:value-type="float" office:value="82.3073971825882" calcext:value-type="float">
            <text:p>82.3073971825882</text:p>
          </table:table-cell>
          <table:table-cell table:formula="of:=[$gbs.J$9]" office:value-type="float" office:value="78.3757597377272" calcext:value-type="float">
            <text:p>78.3757597377272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Minimal</text:p>
          </table:table-cell>
          <table:table-cell table:formula="of:=[$gbs.J$10]" office:value-type="float" office:value="82.0688414324771" calcext:value-type="float">
            <text:p>82.0688414324771</text:p>
          </table:table-cell>
          <table:table-cell table:formula="of:=[$gbs.J$11]" office:value-type="float" office:value="43.5783056212299" calcext:value-type="float">
            <text:p>43.5783056212299</text:p>
          </table:table-cell>
          <table:table-cell table:formula="of:=[$gbs.J$12]" office:value-type="float" office:value="73.5886434884683" calcext:value-type="float">
            <text:p>73.5886434884683</text:p>
          </table:table-cell>
          <table:table-cell table:formula="of:=[$gbs.J$13]" office:value-type="float" office:value="69.1819709806778" calcext:value-type="float">
            <text:p>69.1819709806778</text:p>
          </table:table-cell>
          <table:table-cell table:formula="of:=[$gbs.J$14]" office:value-type="float" office:value="69.3693017610533" calcext:value-type="float">
            <text:p>69.3693017610533</text:p>
          </table:table-cell>
          <table:table-cell table:formula="of:=[$gbs.J$15]" office:value-type="float" office:value="83.4165230054223" calcext:value-type="float">
            <text:p>83.4165230054223</text:p>
          </table:table-cell>
          <table:table-cell table:formula="of:=[$gbs.J$16]" office:value-type="float" office:value="74.9544270602266" calcext:value-type="float">
            <text:p>74.9544270602266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IM_OPERATOR</text:p>
          </table:table-cell>
          <table:table-cell office:value-type="string" calcext:value-type="string">
            <text:p>Equivalent</text:p>
          </table:table-cell>
          <table:table-cell table:formula="of:=[$gbs.K$3]" office:value-type="float" office:value="79.7798839277404" calcext:value-type="float">
            <text:p>79.7798839277404</text:p>
          </table:table-cell>
          <table:table-cell table:formula="of:=[$gbs.K$4]" office:value-type="float" office:value="69.4928595266375" calcext:value-type="float">
            <text:p>69.4928595266375</text:p>
          </table:table-cell>
          <table:table-cell table:formula="of:=[$gbs.K$5]" office:value-type="float" office:value="76.815862527422" calcext:value-type="float">
            <text:p>76.815862527422</text:p>
          </table:table-cell>
          <table:table-cell table:formula="of:=[$gbs.K$6]" office:value-type="float" office:value="74.2217425485628" calcext:value-type="float">
            <text:p>74.2217425485628</text:p>
          </table:table-cell>
          <table:table-cell table:formula="of:=[$gbs.K$7]" office:value-type="float" office:value="75.2426846381963" calcext:value-type="float">
            <text:p>75.2426846381963</text:p>
          </table:table-cell>
          <table:table-cell table:formula="of:=[$gbs.K$8]" office:value-type="float" office:value="81.7034778385974" calcext:value-type="float">
            <text:p>81.7034778385974</text:p>
          </table:table-cell>
          <table:table-cell table:formula="of:=[$gbs.K$9]" office:value-type="float" office:value="78.506758626701" calcext:value-type="float">
            <text:p>78.506758626701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Minimal</text:p>
          </table:table-cell>
          <table:table-cell table:formula="of:=[$gbs.K$10]" office:value-type="float" office:value="80.0730338626367" calcext:value-type="float">
            <text:p>80.0730338626367</text:p>
          </table:table-cell>
          <table:table-cell table:formula="of:=[$gbs.K$11]" office:value-type="float" office:value="64.6174380009419" calcext:value-type="float">
            <text:p>64.6174380009419</text:p>
          </table:table-cell>
          <table:table-cell table:formula="of:=[$gbs.K$12]" office:value-type="float" office:value="72.7305010475322" calcext:value-type="float">
            <text:p>72.7305010475322</text:p>
          </table:table-cell>
          <table:table-cell table:formula="of:=[$gbs.K$13]" office:value-type="float" office:value="69.2529938824417" calcext:value-type="float">
            <text:p>69.2529938824417</text:p>
          </table:table-cell>
          <table:table-cell table:formula="of:=[$gbs.K$14]" office:value-type="float" office:value="69.2672842985932" calcext:value-type="float">
            <text:p>69.2672842985932</text:p>
          </table:table-cell>
          <table:table-cell table:formula="of:=[$gbs.K$15]" office:value-type="float" office:value="83.349678953868" calcext:value-type="float">
            <text:p>83.349678953868</text:p>
          </table:table-cell>
          <table:table-cell table:formula="of:=[$gbs.K$16]" office:value-type="float" office:value="74.8253623647846" calcext:value-type="float">
            <text:p>74.8253623647846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IM_SOURCE_PRIMITIVE_ARC</text:p>
          </table:table-cell>
          <table:table-cell office:value-type="string" calcext:value-type="string">
            <text:p>Equivalent</text:p>
          </table:table-cell>
          <table:table-cell table:formula="of:=[$gbs.L$3]" office:value-type="float" office:value="78.9866122134134" calcext:value-type="float">
            <text:p>78.9866122134134</text:p>
          </table:table-cell>
          <table:table-cell table:formula="of:=[$gbs.L$4]" office:value-type="float" office:value="69.6434910821137" calcext:value-type="float">
            <text:p>69.6434910821137</text:p>
          </table:table-cell>
          <table:table-cell table:formula="of:=[$gbs.L$5]" office:value-type="float" office:value="77.9303401160549" calcext:value-type="float">
            <text:p>77.9303401160549</text:p>
          </table:table-cell>
          <table:table-cell table:formula="of:=[$gbs.L$6]" office:value-type="float" office:value="73.9097040331453" calcext:value-type="float">
            <text:p>73.9097040331453</text:p>
          </table:table-cell>
          <table:table-cell table:formula="of:=[$gbs.L$7]" office:value-type="float" office:value="72.2555431529569" calcext:value-type="float">
            <text:p>72.2555431529569</text:p>
          </table:table-cell>
          <table:table-cell table:formula="of:=[$gbs.L$8]" office:value-type="float" office:value="81.28846682489" calcext:value-type="float">
            <text:p>81.28846682489</text:p>
          </table:table-cell>
          <table:table-cell table:formula="of:=[$gbs.L$9]" office:value-type="float" office:value="78.5841462377645" calcext:value-type="float">
            <text:p>78.5841462377645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Minimal</text:p>
          </table:table-cell>
          <table:table-cell table:formula="of:=[$gbs.L$10]" office:value-type="float" office:value="81.4082829402627" calcext:value-type="float">
            <text:p>81.4082829402627</text:p>
          </table:table-cell>
          <table:table-cell table:formula="of:=[$gbs.L$11]" office:value-type="float" office:value="14.6750416351847" calcext:value-type="float">
            <text:p>14.6750416351847</text:p>
          </table:table-cell>
          <table:table-cell table:formula="of:=[$gbs.L$12]" office:value-type="float" office:value="74.0452963617323" calcext:value-type="float">
            <text:p>74.0452963617323</text:p>
          </table:table-cell>
          <table:table-cell table:formula="of:=[$gbs.L$13]" office:value-type="float" office:value="69.4672939454745" calcext:value-type="float">
            <text:p>69.4672939454745</text:p>
          </table:table-cell>
          <table:table-cell table:formula="of:=[$gbs.L$14]" office:value-type="float" office:value="68.5176771247731" calcext:value-type="float">
            <text:p>68.5176771247731</text:p>
          </table:table-cell>
          <table:table-cell table:formula="of:=[$gbs.L$15]" office:value-type="float" office:value="83.1879471664211" calcext:value-type="float">
            <text:p>83.1879471664211</text:p>
          </table:table-cell>
          <table:table-cell table:formula="of:=[$gbs.L$16]" office:value-type="float" office:value="75.6364275498836" calcext:value-type="float">
            <text:p>75.6364275498836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IM_TARGET_PRIMITIVE_ARC</text:p>
          </table:table-cell>
          <table:table-cell office:value-type="string" calcext:value-type="string">
            <text:p>Equivalent</text:p>
          </table:table-cell>
          <table:table-cell table:formula="of:=[$gbs.M$3]" office:value-type="float" office:value="79.1544132086157" calcext:value-type="float">
            <text:p>79.1544132086157</text:p>
          </table:table-cell>
          <table:table-cell table:formula="of:=[$gbs.M$4]" office:value-type="float" office:value="69.30466307483" calcext:value-type="float">
            <text:p>69.30466307483</text:p>
          </table:table-cell>
          <table:table-cell table:formula="of:=[$gbs.M$5]" office:value-type="float" office:value="77.9517040816205" calcext:value-type="float">
            <text:p>77.9517040816205</text:p>
          </table:table-cell>
          <table:table-cell table:formula="of:=[$gbs.M$6]" office:value-type="float" office:value="73.492443847356" calcext:value-type="float">
            <text:p>73.492443847356</text:p>
          </table:table-cell>
          <table:table-cell table:formula="of:=[$gbs.M$7]" office:value-type="float" office:value="73.9210497494674" calcext:value-type="float">
            <text:p>73.9210497494674</text:p>
          </table:table-cell>
          <table:table-cell table:formula="of:=[$gbs.M$8]" office:value-type="float" office:value="81.716465076715" calcext:value-type="float">
            <text:p>81.716465076715</text:p>
          </table:table-cell>
          <table:table-cell table:formula="of:=[$gbs.M$9]" office:value-type="float" office:value="79.0122014130324" calcext:value-type="float">
            <text:p>79.0122014130324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Minimal</text:p>
          </table:table-cell>
          <table:table-cell table:formula="of:=[$gbs.M$10]" office:value-type="float" office:value="80.5522207587317" calcext:value-type="float">
            <text:p>80.5522207587317</text:p>
          </table:table-cell>
          <table:table-cell table:formula="of:=[$gbs.M$11]" office:value-type="float" office:value="62.0679647927596" calcext:value-type="float">
            <text:p>62.0679647927596</text:p>
          </table:table-cell>
          <table:table-cell table:formula="of:=[$gbs.M$12]" office:value-type="float" office:value="73.5737447494204" calcext:value-type="float">
            <text:p>73.5737447494204</text:p>
          </table:table-cell>
          <table:table-cell table:formula="of:=[$gbs.M$13]" office:value-type="float" office:value="68.230892464269" calcext:value-type="float">
            <text:p>68.230892464269</text:p>
          </table:table-cell>
          <table:table-cell table:formula="of:=[$gbs.M$14]" office:value-type="float" office:value="68.8041704487002" calcext:value-type="float">
            <text:p>68.8041704487002</text:p>
          </table:table-cell>
          <table:table-cell table:formula="of:=[$gbs.M$15]" office:value-type="float" office:value="83.0919954906512" calcext:value-type="float">
            <text:p>83.0919954906512</text:p>
          </table:table-cell>
          <table:table-cell table:formula="of:=[$gbs.M$16]" office:value-type="float" office:value="74.6981384805298" calcext:value-type="float">
            <text:p>74.6981384805298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IM_TYPE_STATEMENT</text:p>
          </table:table-cell>
          <table:table-cell office:value-type="string" calcext:value-type="string">
            <text:p>Equivalent</text:p>
          </table:table-cell>
          <table:table-cell table:formula="of:=[$gbs.N$3]" office:value-type="float" office:value="78.8110754618735" calcext:value-type="float">
            <text:p>78.8110754618735</text:p>
          </table:table-cell>
          <table:table-cell table:formula="of:=[$gbs.N$4]" office:value-type="float" office:value="69.394965948061" calcext:value-type="float">
            <text:p>69.394965948061</text:p>
          </table:table-cell>
          <table:table-cell table:formula="of:=[$gbs.N$5]" office:value-type="float" office:value="78.1859825677123" calcext:value-type="float">
            <text:p>78.1859825677123</text:p>
          </table:table-cell>
          <table:table-cell table:formula="of:=[$gbs.N$6]" office:value-type="float" office:value="73.6675283517427" calcext:value-type="float">
            <text:p>73.6675283517427</text:p>
          </table:table-cell>
          <table:table-cell table:formula="of:=[$gbs.N$7]" office:value-type="float" office:value="74.3006495772603" calcext:value-type="float">
            <text:p>74.3006495772603</text:p>
          </table:table-cell>
          <table:table-cell table:formula="of:=[$gbs.N$8]" office:value-type="float" office:value="81.1018832519793" calcext:value-type="float">
            <text:p>81.1018832519793</text:p>
          </table:table-cell>
          <table:table-cell table:formula="of:=[$gbs.N$9]" office:value-type="float" office:value="78.4935317929592" calcext:value-type="float">
            <text:p>78.4935317929592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Minimal</text:p>
          </table:table-cell>
          <table:table-cell table:formula="of:=[$gbs.N$10]" office:value-type="float" office:value="80.292678352396" calcext:value-type="float">
            <text:p>80.292678352396</text:p>
          </table:table-cell>
          <table:table-cell table:formula="of:=[$gbs.N$11]" office:value-type="float" office:value="65.224305900194" calcext:value-type="float">
            <text:p>65.224305900194</text:p>
          </table:table-cell>
          <table:table-cell table:formula="of:=[$gbs.N$12]" office:value-type="float" office:value="72.4695835699532" calcext:value-type="float">
            <text:p>72.4695835699532</text:p>
          </table:table-cell>
          <table:table-cell table:formula="of:=[$gbs.N$13]" office:value-type="float" office:value="68.4053035445346" calcext:value-type="float">
            <text:p>68.4053035445346</text:p>
          </table:table-cell>
          <table:table-cell table:formula="of:=[$gbs.N$14]" office:value-type="float" office:value="67.3579290907155" calcext:value-type="float">
            <text:p>67.3579290907155</text:p>
          </table:table-cell>
          <table:table-cell table:formula="of:=[$gbs.N$15]" office:value-type="float" office:value="83.640291991564" calcext:value-type="float">
            <text:p>83.640291991564</text:p>
          </table:table-cell>
          <table:table-cell table:formula="of:=[$gbs.N$16]" office:value-type="float" office:value="76.1271556487527" calcext:value-type="float">
            <text:p>76.1271556487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2T15:00:11.276011142</dc:date>
    <meta:editing-duration>PT2H8M5S</meta:editing-duration>
    <meta:editing-cycles>5</meta:editing-cycles>
    <meta:generator>LibreOffice/6.0.7.3$Linux_X86_64 LibreOffice_project/00m0$Build-3</meta:generator>
    <meta:document-statistic meta:table-count="2" meta:cell-count="423" meta:object-count="0"/>
  </office:meta>
</office:document-meta>
</file>